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29ba" officeooo:paragraph-rsid="001129ba"/>
    </style:style>
    <style:style style:name="P2" style:family="paragraph" style:parent-style-name="Standard">
      <style:text-properties officeooo:rsid="001129ba" officeooo:paragraph-rsid="0016705a"/>
    </style:style>
    <style:style style:name="P3" style:family="paragraph" style:parent-style-name="Standard">
      <style:text-properties officeooo:rsid="0011ce79" officeooo:paragraph-rsid="0011ce79"/>
    </style:style>
    <style:style style:name="P4" style:family="paragraph" style:parent-style-name="Standard">
      <style:text-properties officeooo:rsid="0015b8af" officeooo:paragraph-rsid="0015b8af"/>
    </style:style>
    <style:style style:name="P5" style:family="paragraph" style:parent-style-name="Standard">
      <style:text-properties officeooo:rsid="0016705a" officeooo:paragraph-rsid="0016705a"/>
    </style:style>
    <style:style style:name="P6" style:family="paragraph" style:parent-style-name="Standard" style:list-style-name="L1">
      <style:text-properties officeooo:rsid="0011ce79" officeooo:paragraph-rsid="0011ce79"/>
    </style:style>
    <style:style style:name="P7" style:family="paragraph" style:parent-style-name="Standard">
      <style:text-properties officeooo:rsid="0011ce79" officeooo:paragraph-rsid="0015b8af"/>
    </style:style>
    <style:style style:name="T1" style:family="text">
      <style:text-properties officeooo:rsid="001670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 2</text:p>
      <text:p text:style-name="P2"/>
      <text:p text:style-name="P2"><text:span text:style-name="T1">Doc 5</text:span>: Hosts and guests’ testimonies</text:p>
      <text:p text:style-name="P1"/>
      <text:p text:style-name="P4">With all of those posts, we saw that a lot of people had fun and a good experience of CS. But some got an awful memory due to their guests’ culture or a disrespectful behaviour. </text:p>
      <text:p text:style-name="P4"/>
      <text:p text:style-name="P7"/>
      <text:p text:style-name="P3"/>
      <text:p text:style-name="P3"/>
      <text:p text:style-name="P3">Lexique:</text:p>
      <text:list xml:id="list5962662618051296011" text:style-name="L1">
        <text:list-item>
          <text:p text:style-name="P6">The grocery = l’épici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5:09:03.569000000</meta:creation-date>
    <dc:date>2019-03-14T14:06:13.626000000</dc:date>
    <meta:editing-duration>PT36M17S</meta:editing-duration>
    <meta:editing-cycles>6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5" meta:word-count="49" meta:character-count="253" meta:non-whitespace-character-count="208"/>
  </office:meta>
</office:document-meta>
</file>